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6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0.5736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5264in"/>
    </style:style>
    <style:style style:name="co8" style:family="table-column">
      <style:table-column-properties fo:break-before="auto" style:column-width="2.5917in"/>
    </style:style>
    <style:style style:name="co9" style:family="table-column">
      <style:table-column-properties fo:break-before="auto" style:column-width="3.9846in"/>
    </style:style>
    <style:style style:name="co10" style:family="table-column">
      <style:table-column-properties fo:break-before="auto" style:column-width="5.7547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1402in"/>
    </style:style>
    <style:style style:name="co14" style:family="table-column">
      <style:table-column-properties fo:break-before="auto" style:column-width="1.5417in"/>
    </style:style>
    <style:style style:name="co15" style:family="table-column">
      <style:table-column-properties fo:break-before="auto" style:column-width="0.6327in"/>
    </style:style>
    <style:style style:name="co16" style:family="table-column">
      <style:table-column-properties fo:break-before="auto" style:column-width="1.4827in"/>
    </style:style>
    <style:style style:name="co17" style:family="table-column">
      <style:table-column-properties fo:break-before="auto" style:column-width="0.8453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2" table:default-cell-style-name="ce11"/>
        <table:table-column table:style-name="co17" table:default-cell-style-name="ce11"/>
        <table:table-column table:style-name="co18" table:number-columns-repeated="1006" table:default-cell-style-name="ce11"/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history-08-t1-l01-ep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පිළිබඳව අධ්‍යයනය කිරීම.</text:p>
          </table:table-cell>
          <table:table-cell table:style-name="ce15" office:value-type="string" calcext:value-type="string">
            <text:p>ජල තාක්ෂණය, වැවක ඉතිහාසය පිළිබඳව අධ්‍යනය කිරීම.ජල තාක්ෂණය පිළිබඳව අධ්‍යනය කිරීම.</text:p>
          </table:table-cell>
          <table:table-cell table:style-name="ce17"/>
          <table:table-cell table:style-name="ce12" table:number-columns-repeated="101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history-08-t1-l01-ep0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</text:p>
          </table:table-cell>
          <table:table-cell table:style-name="ce15" office:value-type="string" calcext:value-type="string">
            <text:p>ජල තාක්ෂණය පිළිබඳව අධ්‍යයනය කිරීම.</text:p>
          </table:table-cell>
          <table:table-cell table:style-name="ce15" office:value-type="string" calcext:value-type="string">
            <text:p>ජල තාක්ෂණය යටතේ වැව් පිළිබඳව, වැවක් යනූ කුමක් ද යන්න වැවක කොටස් පිළිබඳව අධ්‍යයනය කිරීම.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history-08-t1-l01-ep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</text:p>
          </table:table-cell>
          <table:table-cell table:style-name="ce15" office:value-type="string" calcext:value-type="string">
            <text:p><text:s/>ඇළ මාර්ග පිළිබඳව අධ්‍යයනය කිරීම.</text:p>
          </table:table-cell>
          <table:table-cell table:style-name="ce13" office:value-type="string" calcext:value-type="string">
            <text:p><text:s/>ඇළ මාර්ග තැනීම පිළිබඳව, ඇල මාර්ග තැනීමේ අවශ්‍යතා පිළිබඳව අධ්‍යයනය කිරීම.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history-08-t1-l01-ep0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</text:p>
          </table:table-cell>
          <table:table-cell table:style-name="ce15" office:value-type="string" calcext:value-type="string">
            <text:p><text:s/>පුනරීක්ෂණ </text:p>
          </table:table-cell>
          <table:table-cell table:style-name="ce15" office:value-type="string" calcext:value-type="string">
            <text:p>අභ්‍යාස සිදු කරමින් ශ්‍රී ලංකාවේ සම්ප්‍රදායික තාක්ෂණය හා කලාව පිළිබඳව අධ්‍යයනය කිරීම.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history-08-t1-l01-ep0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<text:s/>ශ්‍රී ලංකාවේ සම්ප්‍රදායික තාක්ෂණය හා කලාව </text:p>
          </table:table-cell>
          <table:table-cell table:style-name="ce15" office:value-type="string" calcext:value-type="string">
            <text:p>වාරි අංග පිළිබඳව අධ්‍යයනය කිරීම.</text:p>
          </table:table-cell>
          <table:table-cell table:style-name="ce16" office:value-type="string" calcext:value-type="string">
            <text:p> වැව් තැනීම, ඇළ මාර්ග තැනීම, අමුණු ,වේලි , ජල උද්‍යාන තැනීම, පොකුණු පිළිබඳව අධ්‍යයනය කිරීම.</text:p>
          </table:table-cell>
          <table:table-cell table:style-name="ce12" table:number-columns-repeated="1014"/>
        </table:table-row>
        <table:table-row table:style-name="ro2">
          <table:table-cell/>
          <table:table-cell table:style-name="ce14"/>
          <table:table-cell/>
          <table:table-cell table:style-name="ce15"/>
          <table:table-cell table:number-columns-repeated="3"/>
          <table:table-cell table:style-name="ce15" table:number-columns-repeated="2"/>
          <table:table-cell table:style-name="ce14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14"/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3:30.846175893</dc:date>
    <meta:editing-cycles>73</meta:editing-cycles>
    <meta:editing-duration>PT4H45M11S</meta:editing-duration>
    <meta:document-statistic meta:table-count="1" meta:cell-count="50" meta:object-count="0"/>
  </office:meta>
</office:document-meta>
</file>